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58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ab33"/>
    </style:style>
    <style:style style:name="P2" style:family="paragraph" style:parent-style-name="Standard" style:list-style-name="kropka2"/>
    <style:style style:name="P3" style:family="paragraph" style:parent-style-name="Standard" style:list-style-name="kropka2">
      <loext:graphic-properties draw:fill="none"/>
      <style:paragraph-properties fo:background-color="transparent"/>
      <style:text-properties officeooo:paragraph-rsid="00052018"/>
    </style:style>
    <style:style style:name="P4" style:family="paragraph" style:parent-style-name="Standard" style:list-style-name="kropka2">
      <loext:graphic-properties draw:fill="none"/>
      <style:paragraph-properties fo:margin-left="1.199cm" fo:margin-right="0cm" fo:text-indent="-0.64cm" style:auto-text-indent="false" fo:background-color="transparent"/>
      <style:text-properties officeooo:paragraph-rsid="000348a4"/>
    </style:style>
    <style:style style:name="P5" style:family="paragraph" style:parent-style-name="kropka2" style:list-style-name="kropka2"/>
    <style:style style:name="P6" style:family="paragraph" style:parent-style-name="kropka2" style:list-style-name="kropka2">
      <loext:graphic-properties draw:fill="none"/>
      <style:paragraph-properties fo:margin-left="1.199cm" fo:margin-right="0cm" fo:text-indent="-0.64cm" style:auto-text-indent="false" fo:background-color="transparent"/>
      <style:text-properties officeooo:paragraph-rsid="00052018"/>
    </style:style>
    <style:style style:name="P7" style:family="paragraph" style:parent-style-name="kropka1" style:list-style-name="kropka2">
      <loext:graphic-properties draw:fill="none"/>
      <style:paragraph-properties fo:background-color="transparent"/>
      <style:text-properties officeooo:paragraph-rsid="000348a4"/>
    </style:style>
    <style:style style:name="P8" style:family="paragraph" style:parent-style-name="kropka1" style:list-style-name="kropka2">
      <loext:graphic-properties draw:fill="none"/>
      <style:paragraph-properties fo:margin-left="1.199cm" fo:margin-right="0cm" fo:text-indent="-0.64cm" style:auto-text-indent="false" fo:background-color="transparent"/>
      <style:text-properties officeooo:paragraph-rsid="000348a4"/>
    </style:style>
    <style:style style:name="P9" style:family="paragraph" style:parent-style-name="tytul1">
      <style:text-properties fo:font-weight="bold" style:font-weight-asian="bold" style:font-weight-complex="bold"/>
    </style:style>
    <style:style style:name="P10" style:family="paragraph" style:parent-style-name="temat">
      <style:paragraph-properties fo:text-align="justify" style:justify-single-word="false"/>
    </style:style>
    <style:style style:name="P11" style:family="paragraph" style:parent-style-name="tytul2">
      <style:paragraph-properties fo:break-before="colum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tytul2">Czesław Miłosz (1911-2004)</text:p>
        <text:p text:style-name="P1"/>
        <text:p text:style-name="P9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rzypis">Washington D.C., 1950 (Światło dzienne, 1953)</text:p>
        <text:p text:style-name="P1"/>
        <text:p text:style-name="P1"/>
        <text:p text:style-name="P11">Ernest Bryll (ur. 1935)</text:p>
        <text:p text:style-name="P1"/>
        <text:p text:style-name="P9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rzypis">Zwierzątko, 1975</text:p>
        <text:p text:style-name="P1"/>
      </text:section>
      <text:p text:style-name="Standard"/>
      <text:p text:style-name="Standard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ytul1"><text:span text:style-name="T2">Miłosz,</text:span> <text:span text:style-name="T1">Który skrzywdziłeś</text:span></text:p>
          </table:table-cell>
          <table:table-cell table:style-name="Tabela1.B1" office:value-type="string">
            <text:p text:style-name="P9">Bryll, Ten, który…</text:p>
          </table:table-cell>
        </table:table-row>
        <table:table-row>
          <table:table-cell table:style-name="Tabela1.A2" table:number-columns-spanned="2" office:value-type="string">
            <text:p text:style-name="tytul2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396639525" text:style-name="kropka2">
              <text:list-item>
                <text:p text:style-name="P8">pewny własnej wartości roli poeta;</text:p>
              </text:list-item>
              <text:list-item>
                <text:p text:style-name="P6">obserwator i krytyk piętnujący zło;</text:p>
              </text:list-item>
              <text:list-item>
                <text:p text:style-name="P4">osoba zaangażowana;</text:p>
              </text:list-item>
            </text:list>
          </table:table-cell>
          <table:table-cell table:style-name="Tabela1.B3" office:value-type="string">
            <text:list xml:id="list103148767836251" text:continue-numbering="true" text:style-name="kropka2">
              <text:list-item>
                <text:p text:style-name="P2">racjonalista odrzucający idealizowanie rzeczywistości;</text:p>
              </text:list-item>
              <text:list-item>
                <text:p text:style-name="P3">ironiczny, sarkastyczny krytyk;</text:p>
              </text:list-item>
              <text:list-item>
                <text:p text:style-name="P3">osoba zachowująca dystans;</text:p>
              </text:list-item>
            </text:list>
          </table:table-cell>
        </table:table-row>
        <table:table-row table:style-name="Tabela1.4">
          <table:table-cell table:style-name="Tabela1.A2" table:number-columns-spanned="2" office:value-type="string">
            <text:p text:style-name="tytul2">Adresat liryczny</text:p>
          </table:table-cell>
          <table:covered-table-cell/>
        </table:table-row>
        <table:table-row>
          <table:table-cell table:style-name="Tabela1.A7" office:value-type="string">
            <text:list xml:id="list103150077541312" text:continue-numbering="true" text:style-name="kropka2">
              <text:list-item>
                <text:p text:style-name="P7">człowiek lekceważący człowieka i normy moralne;</text:p>
              </text:list-item>
              <text:list-item>
                <text:p text:style-name="P3">tyran, zadufany w sobie, pyszny i dumny władca;</text:p>
              </text:list-item>
            </text:list>
          </table:table-cell>
          <table:table-cell table:style-name="Tabela1.B7" office:value-type="string">
            <text:list xml:id="list103148906831583" text:continue-numbering="true" text:style-name="kropka2">
              <text:list-item>
                <text:p text:style-name="P2">retoryczne "my", czyli "wy" - podm. zdystansowany!</text:p>
              </text:list-item>
              <text:list-item>
                <text:p text:style-name="P3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tytul2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3148456785315" text:continue-numbering="true" text:style-name="kropka2">
              <text:list-item>
                <text:p text:style-name="P3">spersonalizowany (2 os. lp.) - wzmocnienie groźby;</text:p>
              </text:list-item>
              <text:list-item>
                <text:p text:style-name="P3">strachem podporządkowuje sobie innych;</text:p>
              </text:list-item>
              <text:list-item>
                <text:p text:style-name="P3">poddańczo wychwalany i idealizowany;</text:p>
              </text:list-item>
            </text:list>
          </table:table-cell>
          <table:table-cell table:style-name="Tabela1.B7" office:value-type="string">
            <text:list xml:id="list3135879250" text:style-name="kropka2">
              <text:list-item>
                <text:p text:style-name="P2">uprzedmiotowiony (3 os.) - niedosięgły; cyniczny i szyderczy manipulator; gardzi człowiekiem i prawdą;</text:p>
              </text:list-item>
              <text:list-item>
                <text:p text:style-name="P5"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ropka1" style:family="paragraph" style:parent-style-name="Standard"/>
    <style:style style:name="tytul1" style:family="paragraph" style:parent-style-name="Standard">
      <style:text-properties fo:font-style="italic" style:font-style-asian="italic" style:font-style-complex="italic"/>
    </style:style>
    <style:style style:name="tytul2" style:family="paragraph" style:parent-style-name="Standard">
      <style:text-properties fo:font-weight="bold" style:font-weight-asian="bold" style:font-weight-complex="bold"/>
    </style:style>
    <style:style style:name="kropka2" style:family="paragraph" style:parent-style-name="kropka1" style:list-style-name="kropka2">
      <loext:graphic-properties draw:fill="none"/>
      <style:paragraph-properties fo:margin-left="0.7cm" fo:margin-right="0cm" fo:text-indent="-0.64cm" style:auto-text-indent="false" fo:background-color="transparent"/>
    </style:style>
    <style:style style:name="przypis" style:family="paragraph" style:parent-style-name="Standard">
      <style:text-properties fo:font-size="10.5pt" fo:font-style="italic" style:font-size-asian="10.5pt" style:font-style-asian="italic" style:font-size-complex="10.5pt" style:font-style-complex="italic"/>
    </style:style>
    <style:style style:name="temat" style:family="paragraph" style:parent-style-name="Standard" style:master-page-name="">
      <style:paragraph-properties fo:margin-left="1.3cm" fo:margin-right="0cm" fo:line-height="150%" fo:text-indent="-1.3cm" style:auto-text-indent="false" style:page-number="auto" style:writing-mode="page">
        <style:tab-stops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ropka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kropka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5:50.612058425</meta:creation-date>
    <dc:date>2017-10-30T10:31:47.831545984</dc:date>
    <meta:editing-duration>PT14M55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2" meta:paragraph-count="55" meta:word-count="324" meta:character-count="2186" meta:non-whitespace-character-count="1932"/>
  </office:meta>
</office:document-meta>
</file>